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Monaco" svg:font-family="Monaco, 'DejaVu Sans Mono', 'Bitstream Vera Sans Mono', 'Lucida Console', monospace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72pt" style:font-size-complex="72pt"/>
    </style:style>
    <style:style style:name="P2" style:family="paragraph" style:parent-style-name="Standard">
      <style:text-properties fo:font-size="36pt" style:font-size-asian="31.5pt" style:font-size-complex="36pt"/>
    </style:style>
    <style:style style:name="P3" style:family="paragraph" style:parent-style-name="Text_20_body" style:list-style-name="L1"/>
    <style:style style:name="P4" style:family="paragraph" style:list-style-name="L1"/>
    <style:style style:name="P5" style:family="paragraph" style:parent-style-name="Heading_20_1">
      <style:paragraph-properties fo:break-before="page"/>
    </style:style>
    <style:style style:name="P6" style:family="paragraph" style:parent-style-name="Preformatted_20_Text">
      <style:text-properties fo:font-variant="normal" fo:text-transform="none" fo:color="#000000" style:font-name="Monaco" fo:font-size="9pt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fo:orphans="2" fo:widows="2" fo:background-color="#eeeeee">
        <style:background-image/>
      </style:paragraph-properties>
      <style:text-properties fo:font-variant="normal" fo:text-transform="none" fo:color="#000000" style:font-name="Monaco" fo:font-size="9pt" fo:letter-spacing="normal" fo:font-style="normal" fo:font-weight="normal"/>
    </style:style>
    <style:style style:name="P8" style:family="paragraph" style:parent-style-name="Preformatted_20_Text">
      <style:paragraph-properties fo:margin-top="0cm" fo:margin-bottom="0.499cm" fo:orphans="2" fo:widows="2" fo:background-color="#eeeeee">
        <style:background-image/>
      </style:paragraph-properties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top="0cm" fo:margin-bottom="0.499cm" fo:orphans="2" fo:widows="2" fo:background-color="#eeeeee">
        <style:background-image/>
      </style:paragraph-properties>
      <style:text-properties fo:font-variant="normal" fo:text-transform="none" fo:color="#666600" style:font-name="Monaco" fo:font-size="9pt" fo:letter-spacing="normal" fo:font-style="normal" fo:font-weight="normal"/>
    </style:style>
    <style:style style:name="P10" style:family="paragraph" style:parent-style-name="Preformatted_20_Text">
      <style:paragraph-properties fo:orphans="2" fo:widows="2" fo:background-color="#eeeeee">
        <style:background-image/>
      </style:paragraph-properties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style:font-name="Monaco" fo:font-size="9pt" fo:letter-spacing="normal" fo:font-style="normal" fo:font-weight="normal"/>
    </style:style>
    <style:style style:name="T3" style:family="text">
      <style:text-properties style:text-underline-style="none" style:font-style-asian="normal" style:font-style-complex="normal"/>
    </style:style>
    <style:style style:name="T4" style:family="text">
      <style:text-properties fo:color="#000000" fo:font-style="normal" style:text-underline-style="none" style:font-style-asian="normal" style:font-style-complex="normal"/>
    </style:style>
    <style:style style:name="T5" style:family="text">
      <style:text-properties fo:color="#006666"/>
    </style:style>
    <style:style style:name="T6" style:family="text">
      <style:text-properties fo:color="#006666" style:text-underline-style="none" style:font-style-asian="normal" style:font-style-complex="normal"/>
    </style:style>
    <style:style style:name="T7" style:family="text">
      <style:text-properties fo:color="#006666" style:font-name="Monaco" fo:font-size="9pt" fo:font-style="normal" fo:font-weight="normal"/>
    </style:style>
    <style:style style:name="T8" style:family="text">
      <style:text-properties fo:color="#666600"/>
    </style:style>
    <style:style style:name="T9" style:family="text">
      <style:text-properties fo:color="#666600" style:text-underline-style="none" style:font-style-asian="normal" style:font-style-complex="normal"/>
    </style:style>
    <style:style style:name="T10" style:family="text">
      <style:text-properties fo:color="#666600" style:font-name="Monaco" fo:font-size="9pt" fo:font-style="normal" fo:font-weight="normal"/>
    </style:style>
    <style:style style:name="T11" style:family="text">
      <style:text-properties fo:color="#660066"/>
    </style:style>
    <style:style style:name="T12" style:family="text">
      <style:text-properties fo:color="#660066" style:text-underline-style="none" style:font-style-asian="normal" style:font-style-complex="normal"/>
    </style:style>
    <style:style style:name="T13" style:family="text">
      <style:text-properties fo:color="#660066" style:font-name="Monaco" fo:font-size="9pt" fo:font-style="normal" fo:font-weight="normal"/>
    </style:style>
    <style:style style:name="T14" style:family="text">
      <style:text-properties fo:color="#000088"/>
    </style:style>
    <style:style style:name="T15" style:family="text">
      <style:text-properties fo:color="#000088" style:text-underline-style="none" style:font-style-asian="normal" style:font-style-complex="normal"/>
    </style:style>
    <style:style style:name="T16" style:family="text">
      <style:text-properties fo:color="#000088" style:font-name="Monaco" fo:font-size="9pt" fo:font-style="normal" fo:font-weight="normal"/>
    </style:style>
    <style:style style:name="T17" style:family="text">
      <style:text-properties style:font-name="Monaco" fo:font-size="9pt" fo:font-style="normal" fo:font-weight="normal"/>
    </style:style>
    <style:style style:name="T18" style:family="text">
      <style:text-properties fo:color="#008800"/>
    </style:style>
    <style:style style:name="T19" style:family="text">
      <style:text-properties fo:color="#008800" style:font-name="Monaco" fo:font-size="9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CE AOP</text:p>
      <text:p text:style-name="P2">krótki przegląd </text:p>
      <text:h text:style-name="P5" text:outline-level="1"/>
      <text:p text:style-name="Text_20_body"><text:tab/>Guice jako framework do DI oferuje podobnie jak Spring możliwość wkorzystania AOP. Nie jest to pełne AOP znane z AspectJ tylko jak to nazywają sami twórcy „przerywanie metod”. AOP w Guice nie jest projektowane z myślą o codziennym programowaniu tyko o twórcac bibliotek.</text:p>
      <text:p text:style-name="Text_20_body"><text:tab/>Podstawą działania AOP w guice są tz. matchery. Do zaaplikowania aspektu potrzeba dwóch: do zdefiniowania klasy docelowej oraz dla metod w tej klasie. Dla uproszczenia do podstawowych scenariuszy stworzono fabryki.</text:p>
      <text:p text:style-name="Text_20_body">Gdy matchery dopasują się do wywołania danej metody w danej klasie wywoływany jest pasujący <text:a xlink:type="simple" xlink:href="http://aopalliance.sourceforge.net/doc/org/aopalliance/intercept/MethodInterceptor.html">MethodInterceptor</text:a><text:span text:style-name="T4">. Jest to odpowiednik rady around w AspectJ. Może wywoływać swoją logikę przed, po metodzie, może mapować parametry czy zwracaną wartość, może decydować czy dana metoda zostanie wywołana.</text:span></text:p>
      <text:p text:style-name="Text_20_body"><text:span text:style-name="T4"/></text:p>
      <text:p text:style-name="Text_20_body"><text:span text:style-name="T4">Przykład, metody nie działające w weekend</text:span></text:p>
      <text:p text:style-name="Text_20_body"><text:span text:style-name="T4">Zdefniujmy sobie adnotację:</text:span></text:p>
      <text:p text:style-name="P6"><text:span text:style-name="T6">@Retention</text:span><text:span text:style-name="T9">(</text:span><text:span text:style-name="T12">RetentionPolicy</text:span><text:span text:style-name="T9">.</text:span><text:span text:style-name="T3">RUNTIME</text:span><text:span text:style-name="T9">)</text:span><text:span text:style-name="T3"> </text:span><text:span text:style-name="T6">@Target</text:span><text:span text:style-name="T9">(</text:span><text:span text:style-name="T12">ElementType</text:span><text:span text:style-name="T9">.</text:span><text:span text:style-name="T3">METHOD</text:span><text:span text:style-name="T9">)</text:span></text:p>
      <text:p text:style-name="P7"><text:span text:style-name="T5">@interface</text:span> <text:span text:style-name="T11">NotOnWeekends</text:span> <text:span text:style-name="T8">{}</text:span></text:p>
      <text:p text:style-name="Text_20_body"><text:span text:style-name="T4">oraz klasę:</text:span></text:p>
      <text:p text:style-name="P6"><text:span text:style-name="T15">public</text:span><text:span text:style-name="T3"> </text:span><text:span text:style-name="T15">class</text:span><text:span text:style-name="T3"> </text:span><text:span text:style-name="T12">RealBillingService</text:span><text:span text:style-name="T3"> </text:span><text:span text:style-name="T15">implements</text:span><text:span text:style-name="T3"> </text:span><text:span text:style-name="T12">BillingService</text:span><text:span text:style-name="T3"> </text:span><text:span text:style-name="T9">{</text:span></text:p>
      <text:p text:style-name="P10">  <text:span text:style-name="T7">@NotOnWeekends</text:span></text:p>
      <text:p text:style-name="P10">  <text:span text:style-name="T16">public</text:span><text:span text:style-name="T17"> </text:span><text:span text:style-name="T13">Receipt</text:span><text:span text:style-name="T17"> chargeOrder</text:span><text:span text:style-name="T10">(</text:span><text:span text:style-name="T13">PizzaOrder</text:span><text:span text:style-name="T17"> order</text:span><text:span text:style-name="T10">,</text:span><text:span text:style-name="T17"> </text:span><text:span text:style-name="T13">CreditCard</text:span><text:span text:style-name="T17"> creditCard</text:span><text:span text:style-name="T10">)</text:span><text:span text:style-name="T17"> </text:span><text:span text:style-name="T10">{</text:span></text:p>
      <text:p text:style-name="P10">    <text:span text:style-name="T10">...</text:span></text:p>
      <text:p text:style-name="P10">  <text:span text:style-name="T10">}</text:span></text:p>
      <text:p text:style-name="P9">}</text:p>
      <text:p text:style-name="Text_20_body"><text:span text:style-name="T4"/></text:p>
      <text:p text:style-name="Text_20_body"><text:span text:style-name="T4">teraz zaimplementujmy sobię interceptor:</text:span></text:p>
      <text:p text:style-name="P6"><text:span text:style-name="T15">public</text:span><text:span text:style-name="T3"> </text:span><text:span text:style-name="T15">class</text:span><text:span text:style-name="T3"> </text:span><text:span text:style-name="T12">WeekendBlocker</text:span><text:span text:style-name="T3"> </text:span><text:span text:style-name="T15">implements</text:span><text:span text:style-name="T3"> </text:span><text:span text:style-name="T12">MethodInterceptor</text:span><text:span text:style-name="T3"> </text:span><text:span text:style-name="T9">{</text:span></text:p>
      <text:p text:style-name="P10">  <text:span text:style-name="T16">public</text:span><text:span text:style-name="T17"> </text:span><text:span text:style-name="T13">Object</text:span><text:span text:style-name="T17"> invoke</text:span><text:span text:style-name="T10">(</text:span><text:span text:style-name="T13">MethodInvocation</text:span><text:span text:style-name="T17"> invocation</text:span><text:span text:style-name="T10">)</text:span><text:span text:style-name="T17"> </text:span><text:span text:style-name="T16">throws</text:span><text:span text:style-name="T17"> </text:span><text:span text:style-name="T13">Throwable</text:span><text:span text:style-name="T17"> </text:span><text:span text:style-name="T10">{</text:span></text:p>
      <text:p text:style-name="P10">    <text:span text:style-name="T13">Calendar</text:span><text:span text:style-name="T17"> today </text:span><text:span text:style-name="T10">=</text:span><text:span text:style-name="T17"> </text:span><text:span text:style-name="T16">new</text:span><text:span text:style-name="T17"> </text:span><text:span text:style-name="T13">GregorianCalendar</text:span><text:span text:style-name="T10">();</text:span></text:p>
      <text:p text:style-name="P10">    <text:span text:style-name="T16">if</text:span><text:span text:style-name="T17"> </text:span><text:span text:style-name="T10">(</text:span><text:span text:style-name="T17">today</text:span><text:span text:style-name="T10">.</text:span><text:span text:style-name="T17">getDisplayName</text:span><text:span text:style-name="T10">(</text:span><text:span text:style-name="T17">DAY_OF_WEEK</text:span><text:span text:style-name="T10">,</text:span><text:span text:style-name="T17"> LONG</text:span><text:span text:style-name="T10">,</text:span><text:span text:style-name="T17"> ENGLISH</text:span><text:span text:style-name="T10">).</text:span><text:span text:style-name="T17">startsWith</text:span><text:span text:style-name="T10">(</text:span><text:span text:style-name="T19">"S"</text:span><text:span text:style-name="T10">))</text:span><text:span text:style-name="T17"> </text:span><text:span text:style-name="T10">{</text:span></text:p>
      <text:p text:style-name="P10">      <text:span text:style-name="T16">throw</text:span><text:span text:style-name="T17"> </text:span><text:span text:style-name="T16">new</text:span><text:span text:style-name="T17"> </text:span><text:span text:style-name="T13">IllegalStateException</text:span><text:span text:style-name="T10">(</text:span></text:p>
      <text:p text:style-name="P10">          <text:span text:style-name="T17">invocation</text:span><text:span text:style-name="T10">.</text:span><text:span text:style-name="T17">getMethod</text:span><text:span text:style-name="T10">().</text:span><text:span text:style-name="T17">getName</text:span><text:span text:style-name="T10">()</text:span><text:span text:style-name="T17"> </text:span><text:span text:style-name="T10">+</text:span><text:span text:style-name="T17"> </text:span><text:span text:style-name="T19">" not allowed on weekends!"</text:span><text:span text:style-name="T10">);</text:span></text:p>
      <text:p text:style-name="P10">    <text:span text:style-name="T10">}</text:span></text:p>
      <text:p text:style-name="P10">    <text:span text:style-name="T16">return</text:span><text:span text:style-name="T17"> invocation</text:span><text:span text:style-name="T10">.</text:span><text:span text:style-name="T17">proceed</text:span><text:span text:style-name="T10">();</text:span></text:p>
      <text:p text:style-name="P10">  <text:span text:style-name="T10">}</text:span></text:p>
      <text:p text:style-name="P9">}</text:p>
      <text:p text:style-name="Text_20_body"><text:span text:style-name="T4"/></text:p>
      <text:p text:style-name="Text_20_body"><text:span text:style-name="T4">Teraz skonfigurujmuy to:</text:span></text:p>
      <text:p text:style-name="P6"><text:span text:style-name="T15">public</text:span><text:span text:style-name="T3"> </text:span><text:span text:style-name="T15">class</text:span><text:span text:style-name="T3"> </text:span><text:span text:style-name="T12">NotOnWeekendsModule</text:span><text:span text:style-name="T3"> </text:span><text:span text:style-name="T15">extends</text:span><text:span text:style-name="T3"> </text:span><text:span text:style-name="T12">AbstractModule</text:span><text:span text:style-name="T3"> </text:span><text:span text:style-name="T9">{</text:span></text:p>
      <text:p text:style-name="P10">  <text:span text:style-name="T16">protected</text:span><text:span text:style-name="T17"> </text:span><text:span text:style-name="T16">void</text:span><text:span text:style-name="T17"> configure</text:span><text:span text:style-name="T10">()</text:span><text:span text:style-name="T17"> </text:span><text:span text:style-name="T10">{</text:span></text:p>
      <text:p text:style-name="P10">    <text:span text:style-name="T17">bindInterceptor</text:span><text:span text:style-name="T10">(</text:span><text:span text:style-name="T13">Matchers</text:span><text:span text:style-name="T10">.</text:span><text:span text:style-name="T17">any</text:span><text:span text:style-name="T10">(),</text:span><text:span text:style-name="T17"> </text:span><text:span text:style-name="T13">Matchers</text:span><text:span text:style-name="T10">.</text:span><text:span text:style-name="T17">annotatedWith</text:span><text:span text:style-name="T10">(</text:span><text:span text:style-name="T13">NotOnWeekends</text:span><text:span text:style-name="T10">.</text:span><text:span text:style-name="T16">class</text:span><text:span text:style-name="T10">),</text:span><text:span text:style-name="T17"> </text:span></text:p>
      <text:p text:style-name="P10">        <text:span text:style-name="T16">new</text:span><text:span text:style-name="T17"> </text:span><text:span text:style-name="T13">WeekendBlocker</text:span><text:span text:style-name="T10">());</text:span></text:p>
      <text:p text:style-name="P10">  <text:span text:style-name="T10">}</text:span></text:p>
      <text:p text:style-name="P9">}</text:p>
      <text:p text:style-name="Text_20_body"><text:span text:style-name="T4"/></text:p>
      <text:p text:style-name="Text_20_body"/>
      <text:p text:style-name="Text_20_body"><text:soft-page-break/>i po wywołaniu chargeOrder dostaniemy w weekend:</text:p>
      <text:p text:style-name="P6"><text:span text:style-name="T11">Exception</text:span> <text:span text:style-name="T14">in</text:span> thread <text:span text:style-name="T18">"main"</text:span> java<text:span text:style-name="T8">.</text:span>lang<text:span text:style-name="T8">.</text:span><text:span text:style-name="T11">IllegalStateException</text:span><text:span text:style-name="T8">:</text:span> chargeOrder <text:span text:style-name="T14">not</text:span> allowed on weekends<text:span text:style-name="T8">!</text:span></text:p>
      <text:p text:style-name="P10">        <text:span text:style-name="T17">at com</text:span><text:span text:style-name="T10">.</text:span><text:span text:style-name="T17">publicobject</text:span><text:span text:style-name="T10">.</text:span><text:span text:style-name="T17">pizza</text:span><text:span text:style-name="T10">.</text:span><text:span text:style-name="T13">WeekendBlocker</text:span><text:span text:style-name="T10">.</text:span><text:span text:style-name="T17">invoke</text:span><text:span text:style-name="T10">(</text:span><text:span text:style-name="T13">WeekendBlocker</text:span><text:span text:style-name="T10">.</text:span><text:span text:style-name="T17">java</text:span><text:span text:style-name="T10">:</text:span><text:span text:style-name="T7">65</text:span><text:span text:style-name="T10">)</text:span></text:p>
      <text:p text:style-name="P10">        <text:span text:style-name="T17">at com</text:span><text:span text:style-name="T10">.</text:span><text:span text:style-name="T17">google</text:span><text:span text:style-name="T10">.</text:span><text:span text:style-name="T17">inject</text:span><text:span text:style-name="T10">.</text:span><text:span text:style-name="T16">internal</text:span><text:span text:style-name="T10">.</text:span><text:span text:style-name="T13">InterceptorStackCallback</text:span><text:span text:style-name="T10">.</text:span><text:span text:style-name="T17">intercept</text:span><text:span text:style-name="T10">(...)</text:span></text:p>
      <text:p text:style-name="P10">        <text:span text:style-name="T17">at com</text:span><text:span text:style-name="T10">.</text:span><text:span text:style-name="T17">publicobject</text:span><text:span text:style-name="T10">.</text:span><text:span text:style-name="T17">pizza</text:span><text:span text:style-name="T10">.</text:span><text:span text:style-name="T13">RealBillingService$$EnhancerByGuice$$49ed77ce</text:span><text:span text:style-name="T10">.</text:span><text:span text:style-name="T17">chargeOrder</text:span><text:span text:style-name="T10">(&lt;</text:span><text:span text:style-name="T17">generated</text:span><text:span text:style-name="T10">&gt;)</text:span></text:p>
      <text:p text:style-name="P8">        <text:span text:style-name="T17">at com</text:span><text:span text:style-name="T10">.</text:span><text:span text:style-name="T17">publicobject</text:span><text:span text:style-name="T10">.</text:span><text:span text:style-name="T17">pizza</text:span><text:span text:style-name="T10">.</text:span><text:span text:style-name="T13">WeekendExample</text:span><text:span text:style-name="T10">.</text:span><text:span text:style-name="T17">main</text:span><text:span text:style-name="T10">(</text:span><text:span text:style-name="T13">WeekendExample</text:span><text:span text:style-name="T10">.</text:span><text:span text:style-name="T17">java</text:span><text:span text:style-name="T10">:</text:span><text:span text:style-name="T7">47</text:span><text:span text:style-name="T10">)}}}</text:span></text:p>
      <text:p text:style-name="Text_20_body"/>
      <text:p text:style-name="Text_20_body">Ograniczenia:</text:p>
      <text:p text:style-name="Text_20_body">Guice korzysta z generacji bytecode'u, daltego jego użycię jest ograniczone do wspieranych środowisk (np. Android nie ma takich możliwości).</text:p>
      <text:list xml:id="list2166260180" text:style-name="L1">
        <text:list-item>
          <text:p text:style-name="P3">Klasy muszą być publiczne albo prywatne dla pakietu</text:p>
        </text:list-item>
        <text:list-item>
          <text:p text:style-name="P3">Klasy nie mogą być finalne</text:p>
        </text:list-item>
        <text:list-item>
          <text:p text:style-name="P3">Metody muszą być publiczne albo prywatne dla pakietu</text:p>
        </text:list-item>
        <text:list-item>
          <text:p text:style-name="P3">Metody nie mogą być finalne</text:p>
        </text:list-item>
        <text:list-item>
          <text:p text:style-name="P3">Instancję muszą być tworzone przez Gucice'a poprzez adnotację <text:span text:style-name="Teletype"><text:span text:style-name="T2">@Inject </text:span></text:span>korzystając z bezargumentowego konstruktora.</text:p>
        </text:list-item>
      </text:list>
      <text:p text:style-name="Text_20_body"/>
      <text:p text:style-name="Text_20_body">Więcej: <text:a xlink:type="simple" xlink:href="http://code.google.com/p/google-guice/wiki/AOP">http://code.google.com/p/google-guice/wiki/AO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Monaco" svg:font-family="Monaco, 'DejaVu Sans Mono', 'Bitstream Vera Sans Mono', 'Lucida Console', monospace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WenQuanYi Micro Hei1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4-23T23:00:52</meta:creation-date>
    <dc:date>2013-06-05T10:58:11</dc:date>
    <dc:creator>krzysiek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48" meta:word-count="304" meta:character-count="2766" meta:non-whitespace-character-count="2417"/>
  </office:meta>
</office:document-meta>
</file>